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9618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6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INDEX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table:style-name="ce4"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py</text:p>
          </table:table-cell>
          <table:table-cell/>
        </table:table-row>
        <table:table-row table:style-name="ro1">
          <table:table-cell office:value-type="string" calcext:value-type="string">
            <text:p>Wordy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tornam</text:p>
          </table:table-cell>
          <table:table-cell office:value-type="float" office:value="10303543" calcext:value-type="float">
            <text:p>1030354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chelor of Arts</text:p>
          </table:table-cell>
          <table:table-cell office:value-type="float" office:value="541524859" calcext:value-type="float">
            <text:p>541524859</text:p>
          </table:table-cell>
          <table:table-cell office:value-type="string" calcext:value-type="string">
            <text:p>hwordy@yahoo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JEI-BOATEY</text:p>
          </table:table-cell>
          <table:table-cell office:value-type="string" calcext:value-type="string">
            <text:p>LAUDINA</text:p>
          </table:table-cell>
          <table:table-cell table:style-name="Default"/>
          <table:table-cell office:value-type="float" office:value="10454655" calcext:value-type="float">
            <text:p>10454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Chinese</text:p>
          </table:table-cell>
          <table:table-cell office:value-type="float" office:value="500025717" calcext:value-type="float">
            <text:p>500025717</text:p>
          </table:table-cell>
          <table:table-cell office:value-type="string" calcext:value-type="string">
            <text:p>ladjei-boatey@st.ug.edu.g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KUFFO-HENAKU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OHENEWAA</text:p>
          </table:table-cell>
          <table:table-cell office:value-type="float" office:value="10486689" calcext:value-type="float">
            <text:p>10486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AL WORK AND SOCIOLOGY</text:p>
          </table:table-cell>
          <table:table-cell office:value-type="string" calcext:value-type="string">
            <text:p>0278358580/0265692012</text:p>
          </table:table-cell>
          <table:table-cell office:value-type="string" calcext:value-type="string">
            <text:p>patricia.akuffo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MAADWOA</text:p>
          </table:table-cell>
          <table:table-cell office:value-type="float" office:value="10517850" calcext:value-type="float">
            <text:p>105178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sychology and Adult Education</text:p>
          </table:table-cell>
          <table:table-cell office:value-type="float" office:value="267064462" calcext:value-type="float">
            <text:p>267064462</text:p>
          </table:table-cell>
          <table:table-cell office:value-type="string" calcext:value-type="string">
            <text:p>ruthampofo246@yahoo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ppong-Amoah</text:p>
          </table:table-cell>
          <table:table-cell office:value-type="string" calcext:value-type="string">
            <text:p>James</text:p>
          </table:table-cell>
          <table:table-cell table:style-name="Default"/>
          <table:table-cell office:value-type="float" office:value="10454940" calcext:value-type="float">
            <text:p>10454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. A Political Science and Chinese</text:p>
          </table:table-cell>
          <table:table-cell office:value-type="string" calcext:value-type="string">
            <text:p>+233279266277</text:p>
          </table:table-cell>
          <table:table-cell office:value-type="string" calcext:value-type="string">
            <text:p>jamesamoah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YENA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ELORM</text:p>
          </table:table-cell>
          <table:table-cell office:value-type="float" office:value="10523438" calcext:value-type="float">
            <text:p>10523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in Administration</text:p>
          </table:table-cell>
          <table:table-cell office:value-type="float" office:value="248159395" calcext:value-type="float">
            <text:p>248159395</text:p>
          </table:table-cell>
          <table:table-cell office:value-type="string" calcext:value-type="string">
            <text:p>edna.ayena@gmail.co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wusu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ppiah</text:p>
          </table:table-cell>
          <table:table-cell office:value-type="float" office:value="10458805" calcext:value-type="float">
            <text:p>10458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Computer Science And Psychology</text:p>
          </table:table-cell>
          <table:table-cell office:value-type="float" office:value="572840038" calcext:value-type="float">
            <text:p>572840038</text:p>
          </table:table-cell>
          <table:table-cell office:value-type="string" calcext:value-type="string">
            <text:p>mannyappiah33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EMMANUEL</text:p>
          </table:table-cell>
          <table:table-cell table:style-name="Default"/>
          <table:table-cell office:value-type="float" office:value="10423447" calcext:value-type="float">
            <text:p>1042344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</text:p>
          </table:table-cell>
          <table:table-cell office:value-type="float" office:value="542841409" calcext:value-type="float">
            <text:p>542841409</text:p>
          </table:table-cell>
          <table:table-cell office:value-type="string" calcext:value-type="string">
            <text:p>eadu005@st.ug.edu.g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au-Danso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ana Adwoa</text:p>
          </table:table-cell>
          <table:table-cell office:value-type="float" office:value="10480601" calcext:value-type="float">
            <text:p>10480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Geography</text:p>
          </table:table-cell>
          <table:table-cell office:value-type="float" office:value="269418493" calcext:value-type="float">
            <text:p>269418493</text:p>
          </table:table-cell>
          <table:table-cell office:value-type="string" calcext:value-type="string">
            <text:p>gracedanso9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sah</text:p>
          </table:table-cell>
          <table:table-cell office:value-type="string" calcext:value-type="string">
            <text:p>Nelson</text:p>
          </table:table-cell>
          <table:table-cell table:style-name="Default"/>
          <table:table-cell office:value-type="float" office:value="10523628" calcext:value-type="float">
            <text:p>105236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Sociology,information studies and Dance Studies</text:p>
          </table:table-cell>
          <table:table-cell office:value-type="float" office:value="241936315" calcext:value-type="float">
            <text:p>241936315</text:p>
          </table:table-cell>
          <table:table-cell office:value-type="string" calcext:value-type="string">
            <text:p>nelsonfirstansah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ZAKPO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BELIEVE</text:p>
          </table:table-cell>
          <table:table-cell office:value-type="float" office:value="10446082" calcext:value-type="float">
            <text:p>104460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ECONOMIES</text:p>
          </table:table-cell>
          <table:table-cell office:value-type="float" office:value="257571045" calcext:value-type="float">
            <text:p>257571045</text:p>
          </table:table-cell>
          <table:table-cell office:value-type="string" calcext:value-type="string">
            <text:p>elliotdzakpo@gmail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NSU</text:p>
          </table:table-cell>
          <table:table-cell office:value-type="string" calcext:value-type="string">
            <text:p>CONSTANCE</text:p>
          </table:table-cell>
          <table:table-cell table:style-name="Default"/>
          <table:table-cell office:value-type="float" office:value="10475943" calcext:value-type="float">
            <text:p>10475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LINGUISTIC</text:p>
          </table:table-cell>
          <table:table-cell office:value-type="float" office:value="540832023" calcext:value-type="float">
            <text:p>540832023</text:p>
          </table:table-cell>
          <table:table-cell office:value-type="string" calcext:value-type="string">
            <text:p>stancyoseibonsu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pah-Gyamenah</text:p>
          </table:table-cell>
          <table:table-cell office:value-type="string" calcext:value-type="string">
            <text:p>Vanessa</text:p>
          </table:table-cell>
          <table:table-cell table:style-name="Default"/>
          <table:table-cell office:value-type="float" office:value="10374283" calcext:value-type="float">
            <text:p>1037428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</text:p>
          </table:table-cell>
          <table:table-cell office:value-type="float" office:value="208835034" calcext:value-type="float">
            <text:p>208835034</text:p>
          </table:table-cell>
          <table:table-cell office:value-type="string" calcext:value-type="string">
            <text:p>vanessaappah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Nii</text:p>
          </table:table-cell>
          <table:table-cell office:value-type="string" calcext:value-type="string">
            <text:p>Koney</text:p>
          </table:table-cell>
          <table:table-cell office:value-type="float" office:value="10493603" calcext:value-type="float">
            <text:p>10493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66175907" calcext:value-type="float">
            <text:p>266175907</text:p>
          </table:table-cell>
          <table:table-cell office:value-type="string" calcext:value-type="string">
            <text:p>niikoney17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TSI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ETORNAM</text:p>
          </table:table-cell>
          <table:table-cell office:value-type="float" office:value="10493934" calcext:value-type="float">
            <text:p>10493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BUSINESS ADMINISTRATION</text:p>
          </table:table-cell>
          <table:table-cell office:value-type="float" office:value="202541802" calcext:value-type="float">
            <text:p>202541802</text:p>
          </table:table-cell>
          <table:table-cell office:value-type="string" calcext:value-type="string">
            <text:p>nikikis94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NKOR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NKUMSAH</text:p>
          </table:table-cell>
          <table:table-cell office:value-type="float" office:value="10495515" calcext:value-type="float">
            <text:p>10495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RELIGION</text:p>
          </table:table-cell>
          <table:table-cell office:value-type="float" office:value="271217802" calcext:value-type="float">
            <text:p>271217802</text:p>
          </table:table-cell>
          <table:table-cell office:value-type="string" calcext:value-type="string">
            <text:p>inkumsahdonkor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usi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Kyei</text:p>
          </table:table-cell>
          <table:table-cell office:value-type="float" office:value="10489162" calcext:value-type="float">
            <text:p>10489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Linguistics and Economics</text:p>
          </table:table-cell>
          <table:table-cell office:value-type="string" calcext:value-type="string">
            <text:p>0549673050 / 0570366360</text:p>
          </table:table-cell>
          <table:table-cell office:value-type="string" calcext:value-type="string">
            <text:p>elvishammond57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DUABAAH</text:p>
          </table:table-cell>
          <table:table-cell office:value-type="string" calcext:value-type="string">
            <text:p>PRINCE</text:p>
          </table:table-cell>
          <table:table-cell table:style-name="Default"/>
          <table:table-cell office:value-type="float" office:value="10454902" calcext:value-type="float">
            <text:p>10454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.ECONOMICS AND GEOGRAPHY AND HUMAN RESOURCE</text:p>
          </table:table-cell>
          <table:table-cell office:value-type="float" office:value="274086417" calcext:value-type="float">
            <text:p>274086417</text:p>
          </table:table-cell>
          <table:table-cell office:value-type="string" calcext:value-type="string">
            <text:p>princeeduabaah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ryeetey</text:p>
          </table:table-cell>
          <table:table-cell office:value-type="string" calcext:value-type="string">
            <text:p>Ayishetu</text:p>
          </table:table-cell>
          <table:table-cell office:value-type="string" calcext:value-type="string">
            <text:p>Okaikor</text:p>
          </table:table-cell>
          <table:table-cell office:value-type="float" office:value="10467361" calcext:value-type="float">
            <text:p>10467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tudyof Religions</text:p>
          </table:table-cell>
          <table:table-cell office:value-type="float" office:value="554108890" calcext:value-type="float">
            <text:p>554108890</text:p>
          </table:table-cell>
          <table:table-cell office:value-type="string" calcext:value-type="string">
            <text:p>Kztell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KUOKO</text:p>
          </table:table-cell>
          <table:table-cell office:value-type="float" office:value="10377931" calcext:value-type="float">
            <text:p>103779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Psychology</text:p>
          </table:table-cell>
          <table:table-cell office:value-type="string" calcext:value-type="string">
            <text:p>0540741123/ 0275680146</text:p>
          </table:table-cell>
          <table:table-cell office:value-type="string" calcext:value-type="string">
            <text:p>maadjei003@gmail.c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ihere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7013" calcext:value-type="float">
            <text:p>10487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trition and Food Science</text:p>
          </table:table-cell>
          <table:table-cell office:value-type="float" office:value="272594767" calcext:value-type="float">
            <text:p>272594767</text:p>
          </table:table-cell>
          <table:table-cell office:value-type="string" calcext:value-type="string">
            <text:p>jesuslyne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nkwa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Afaribea</text:p>
          </table:table-cell>
          <table:table-cell office:value-type="float" office:value="10457256" calcext:value-type="float">
            <text:p>10457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Mathematics</text:p>
          </table:table-cell>
          <table:table-cell office:value-type="float" office:value="267062744" calcext:value-type="float">
            <text:p>267062744</text:p>
          </table:table-cell>
          <table:table-cell office:value-type="string" calcext:value-type="string">
            <text:p>emmanuelledankwa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nsah</text:p>
          </table:table-cell>
          <table:table-cell office:value-type="string" calcext:value-type="string">
            <text:p>Eeric</text:p>
          </table:table-cell>
          <table:table-cell table:style-name="Default"/>
          <table:table-cell office:value-type="float" office:value="10463938" calcext:value-type="float">
            <text:p>10463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73415099" calcext:value-type="float">
            <text:p>573415099</text:p>
          </table:table-cell>
          <table:table-cell office:value-type="string" calcext:value-type="string">
            <text:p>mensah.eric7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Naa Lamle</text:p>
          </table:table-cell>
          <table:table-cell table:style-name="Default"/>
          <table:table-cell office:value-type="float" office:value="10531982" calcext:value-type="float">
            <text:p>10531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. Actuarial Science</text:p>
          </table:table-cell>
          <table:table-cell office:value-type="float" office:value="264474608" calcext:value-type="float">
            <text:p>264474608</text:p>
          </table:table-cell>
          <table:table-cell office:value-type="string" calcext:value-type="string">
            <text:p>pistis.nll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UMAKO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KWAKU</text:p>
          </table:table-cell>
          <table:table-cell office:value-type="float" office:value="10412487" calcext:value-type="float">
            <text:p>1041248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Political Science and Adult Education.</text:p>
          </table:table-cell>
          <table:table-cell office:value-type="float" office:value="540611338" calcext:value-type="float">
            <text:p>540611338</text:p>
          </table:table-cell>
          <table:table-cell office:value-type="string" calcext:value-type="string">
            <text:p>raph.kumako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ryea</text:p>
          </table:table-cell>
          <table:table-cell office:value-type="string" calcext:value-type="string">
            <text:p>Mariama</text:p>
          </table:table-cell>
          <table:table-cell table:style-name="Default"/>
          <table:table-cell office:value-type="float" office:value="10469250" calcext:value-type="float">
            <text:p>10469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60934210" calcext:value-type="float">
            <text:p>260934210</text:p>
          </table:table-cell>
          <table:table-cell office:value-type="string" calcext:value-type="string">
            <text:p>mariamalaryea452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Cyhana</text:p>
          </table:table-cell>
          <table:table-cell office:value-type="string" calcext:value-type="string">
            <text:p>Lena</text:p>
          </table:table-cell>
          <table:table-cell office:value-type="float" office:value="10477023" calcext:value-type="float">
            <text:p>104770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Psychology</text:p>
          </table:table-cell>
          <table:table-cell office:value-type="float" office:value="243470498" calcext:value-type="float">
            <text:p>243470498</text:p>
          </table:table-cell>
          <table:table-cell office:value-type="string" calcext:value-type="string">
            <text:p>wcyhanalena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rt-Plange</text:p>
          </table:table-cell>
          <table:table-cell office:value-type="string" calcext:value-type="string">
            <text:p>Donna</text:p>
          </table:table-cell>
          <table:table-cell table:style-name="Default"/>
          <table:table-cell office:value-type="float" office:value="10460980" calcext:value-type="float">
            <text:p>10460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Geography and Sociology</text:p>
          </table:table-cell>
          <table:table-cell office:value-type="float" office:value="543442533" calcext:value-type="float">
            <text:p>543442533</text:p>
          </table:table-cell>
          <table:table-cell office:value-type="string" calcext:value-type="string">
            <text:p>donnabartplange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mah</text:p>
          </table:table-cell>
          <table:table-cell office:value-type="string" calcext:value-type="string">
            <text:p>Shadrack</text:p>
          </table:table-cell>
          <table:table-cell table:style-name="Default"/>
          <table:table-cell office:value-type="float" office:value="10456971" calcext:value-type="float">
            <text:p>10456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549718857" calcext:value-type="float">
            <text:p>549718857</text:p>
          </table:table-cell>
          <table:table-cell office:value-type="string" calcext:value-type="string">
            <text:p>shadamaster2205@gmia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YAPONG</text:p>
          </table:table-cell>
          <table:table-cell office:value-type="string" calcext:value-type="string">
            <text:p>DERRICK</text:p>
          </table:table-cell>
          <table:table-cell table:style-name="Default"/>
          <table:table-cell office:value-type="float" office:value="10478321" calcext:value-type="float">
            <text:p>10478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O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FOSU</text:p>
          </table:table-cell>
          <table:table-cell office:value-type="float" office:value="10469344" calcext:value-type="float">
            <text:p>10469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46021416" calcext:value-type="float">
            <text:p>246021416</text:p>
          </table:table-cell>
          <table:table-cell office:value-type="string" calcext:value-type="string">
            <text:p>HARRISTERKROSS@GMAIL.COM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MANI</text:p>
          </table:table-cell>
          <table:table-cell office:value-type="string" calcext:value-type="string">
            <text:p>HABIB</text:p>
          </table:table-cell>
          <table:table-cell table:style-name="Default"/>
          <table:table-cell office:value-type="float" office:value="10446326" calcext:value-type="float">
            <text:p>10446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 and Resource Development</text:p>
          </table:table-cell>
          <table:table-cell office:value-type="float" office:value="204418557" calcext:value-type="float">
            <text:p>204418557</text:p>
          </table:table-cell>
          <table:table-cell office:value-type="string" calcext:value-type="string">
            <text:p>sumanihabib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pofo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Kwasi</text:p>
          </table:table-cell>
          <table:table-cell office:value-type="float" office:value="10457059" calcext:value-type="float">
            <text:p>104570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nics and Infomation studies</text:p>
          </table:table-cell>
          <table:table-cell office:value-type="float" office:value="549575038" calcext:value-type="float">
            <text:p>549575038</text:p>
          </table:table-cell>
          <table:table-cell office:value-type="string" calcext:value-type="string">
            <text:p>kwasijones12@yahoo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ateng</text:p>
          </table:table-cell>
          <table:table-cell office:value-type="string" calcext:value-type="string">
            <text:p>Samuel</text:p>
          </table:table-cell>
          <table:table-cell table:style-name="Default"/>
          <table:table-cell office:value-type="float" office:value="10462904" calcext:value-type="float">
            <text:p>10462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2568722" calcext:value-type="float">
            <text:p>242568722</text:p>
          </table:table-cell>
          <table:table-cell office:value-type="string" calcext:value-type="string">
            <text:p>boatengsamuel385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zumah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joyce</text:p>
          </table:table-cell>
          <table:table-cell office:value-type="float" office:value="10482055" calcext:value-type="float">
            <text:p>104820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<text:s/>sociology and social work</text:p>
          </table:table-cell>
          <table:table-cell office:value-type="float" office:value="241304351" calcext:value-type="float">
            <text:p>241304351</text:p>
          </table:table-cell>
          <table:table-cell office:value-type="string" calcext:value-type="string">
            <text:p>ajazumah@st.ug.edu.g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oako Fordjour</text:p>
          </table:table-cell>
          <table:table-cell office:value-type="string" calcext:value-type="string">
            <text:p>Sandra</text:p>
          </table:table-cell>
          <table:table-cell table:style-name="Default"/>
          <table:table-cell office:value-type="float" office:value="10486839" calcext:value-type="float">
            <text:p>10486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GEOGRAPHY</text:p>
          </table:table-cell>
          <table:table-cell office:value-type="float" office:value="548524255" calcext:value-type="float">
            <text:p>548524255</text:p>
          </table:table-cell>
          <table:table-cell office:value-type="string" calcext:value-type="string">
            <text:p>sandraamoako1048@gmail.c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RLEY</text:p>
          </table:table-cell>
          <table:table-cell office:value-type="string" calcext:value-type="string">
            <text:p>YESRINE</text:p>
          </table:table-cell>
          <table:table-cell office:value-type="string" calcext:value-type="string">
            <text:p>NAA MORKOR</text:p>
          </table:table-cell>
          <table:table-cell office:value-type="float" office:value="10464083" calcext:value-type="float">
            <text:p>10464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Philosophy and Classics</text:p>
          </table:table-cell>
          <table:table-cell office:value-type="float" office:value="572662529" calcext:value-type="float">
            <text:p>572662529</text:p>
          </table:table-cell>
          <table:table-cell office:value-type="string" calcext:value-type="string">
            <text:p>naayesrine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hya</text:p>
          </table:table-cell>
          <table:table-cell office:value-type="string" calcext:value-type="string">
            <text:p>Mustapha</text:p>
          </table:table-cell>
          <table:table-cell table:style-name="Default"/>
          <table:table-cell office:value-type="float" office:value="10419656" calcext:value-type="float">
            <text:p>1041965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, Information Studies</text:p>
          </table:table-cell>
          <table:table-cell office:value-type="float" office:value="544831900" calcext:value-type="float">
            <text:p>544831900</text:p>
          </table:table-cell>
          <table:table-cell office:value-type="string" calcext:value-type="string">
            <text:p>mustaphaya.my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MPAH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AMLE</text:p>
          </table:table-cell>
          <table:table-cell office:value-type="float" office:value="10455792" calcext:value-type="float">
            <text:p>10455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74920081" calcext:value-type="float">
            <text:p>274920081</text:p>
          </table:table-cell>
          <table:table-cell office:value-type="string" calcext:value-type="string">
            <text:p>jjumpah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U-BROBEY</text:p>
          </table:table-cell>
          <table:table-cell office:value-type="string" calcext:value-type="string">
            <text:p>NANA AMMA</text:p>
          </table:table-cell>
          <table:table-cell office:value-type="string" calcext:value-type="string">
            <text:p>ARKO</text:p>
          </table:table-cell>
          <table:table-cell office:value-type="float" office:value="10422291" calcext:value-type="float">
            <text:p>1042229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BIOCHEMISTRY, CELL AND MOLECULAR BIOLOGY</text:p>
          </table:table-cell>
          <table:table-cell office:value-type="float" office:value="549783850" calcext:value-type="float">
            <text:p>549783850</text:p>
          </table:table-cell>
          <table:table-cell office:value-type="string" calcext:value-type="string">
            <text:p>ama.brobey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frif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oateng</text:p>
          </table:table-cell>
          <table:table-cell office:value-type="float" office:value="10469674" calcext:value-type="float">
            <text:p>10469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ministration</text:p>
          </table:table-cell>
          <table:table-cell office:value-type="float" office:value="245983561" calcext:value-type="float">
            <text:p>245983561</text:p>
          </table:table-cell>
          <table:table-cell office:value-type="string" calcext:value-type="string">
            <text:p>Samuellocklear90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wuo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Norkor</text:p>
          </table:table-cell>
          <table:table-cell office:value-type="float" office:value="10415088" calcext:value-type="float">
            <text:p>104150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</text:p>
          </table:table-cell>
          <table:table-cell office:value-type="float" office:value="274418983" calcext:value-type="float">
            <text:p>274418983</text:p>
          </table:table-cell>
          <table:table-cell office:value-type="string" calcext:value-type="string">
            <text:p>pettydowuona@gmail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dae</text:p>
          </table:table-cell>
          <table:table-cell office:value-type="string" calcext:value-type="string">
            <text:p>Evangelina</text:p>
          </table:table-cell>
          <table:table-cell table:style-name="Default"/>
          <table:table-cell office:value-type="float" office:value="10477097" calcext:value-type="float">
            <text:p>104770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44037833" calcext:value-type="float">
            <text:p>544037833</text:p>
          </table:table-cell>
          <table:table-cell office:value-type="string" calcext:value-type="string">
            <text:p>evangelina.addae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APPAH</text:p>
          </table:table-cell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OWIREKU K</text:p>
          </table:table-cell>
          <table:table-cell table:style-name="ce2" office:value-type="float" office:value="10459182" calcext:value-type="float">
            <text:p>1045918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 PSYCHOLOGY, BA INFORMATION STUDIES</text:p>
          </table:table-cell>
          <table:table-cell table:style-name="ce2" office:value-type="float" office:value="540216235" calcext:value-type="float">
            <text:p>540216235</text:p>
          </table:table-cell>
          <table:table-cell table:style-name="ce2" office:value-type="string" calcext:value-type="string">
            <text:p>joelappah99@gmail.com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AHENE</text:p>
          </table:table-cell>
          <table:table-cell office:value-type="string" calcext:value-type="string">
            <text:p>ESTHER</text:p>
          </table:table-cell>
          <table:table-cell table:style-name="Default"/>
          <table:table-cell office:value-type="float" office:value="10482429" calcext:value-type="float">
            <text:p>10482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ADIMINISTRATION</text:p>
          </table:table-cell>
          <table:table-cell office:value-type="float" office:value="545837932" calcext:value-type="float">
            <text:p>545837932</text:p>
          </table:table-cell>
          <table:table-cell office:value-type="string" calcext:value-type="string">
            <text:p>boahenesther37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LORETTA</text:p>
          </table:table-cell>
          <table:table-cell table:style-name="Default"/>
          <table:table-cell office:value-type="float" office:value="10462066" calcext:value-type="float">
            <text:p>104620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ARTS</text:p>
          </table:table-cell>
          <table:table-cell office:value-type="float" office:value="240889844" calcext:value-type="float">
            <text:p>240889844</text:p>
          </table:table-cell>
          <table:table-cell office:value-type="string" calcext:value-type="string">
            <text:p>Adjoaaccheampomaah59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mpt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aa Odarkor</text:p>
          </table:table-cell>
          <table:table-cell office:value-type="float" office:value="10461248" calcext:value-type="float">
            <text:p>10461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 Statistics</text:p>
          </table:table-cell>
          <table:table-cell office:value-type="float" office:value="203704712" calcext:value-type="float">
            <text:p>203704712</text:p>
          </table:table-cell>
          <table:table-cell office:value-type="string" calcext:value-type="string">
            <text:p>lizzetty2g9@ovi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c Forson</text:p>
          </table:table-cell>
          <table:table-cell office:value-type="string" calcext:value-type="string">
            <text:p>Rachel</text:p>
          </table:table-cell>
          <table:table-cell table:style-name="Default"/>
          <table:table-cell office:value-type="float" office:value="10336967" calcext:value-type="float">
            <text:p>1033696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Linguistic and Spanish</text:p>
          </table:table-cell>
          <table:table-cell office:value-type="string" calcext:value-type="string">
            <text:p>0503854647 / 0541670933</text:p>
          </table:table-cell>
          <table:table-cell office:value-type="string" calcext:value-type="string">
            <text:p>ekukyereda@gmail.co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NKOMAH-SARFO</text:p>
          </table:table-cell>
          <table:table-cell office:value-type="string" calcext:value-type="string">
            <text:p>EXPERIENZAR</text:p>
          </table:table-cell>
          <table:table-cell table:style-name="Default"/>
          <table:table-cell office:value-type="float" office:value="10467513" calcext:value-type="float">
            <text:p>10467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The Study of Religion</text:p>
          </table:table-cell>
          <table:table-cell office:value-type="float" office:value="276817860" calcext:value-type="float">
            <text:p>276817860</text:p>
          </table:table-cell>
          <table:table-cell office:value-type="string" calcext:value-type="string">
            <text:p>eankomah_sarfo@st.ug.edu.g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Sena</text:p>
          </table:table-cell>
          <table:table-cell office:value-type="string" calcext:value-type="string">
            <text:p>Aku</text:p>
          </table:table-cell>
          <table:table-cell office:value-type="float" office:value="10451451" calcext:value-type="float">
            <text:p>10451451</text:p>
          </table:table-cell>
          <table:table-cell office:value-type="float" office:value="28486" calcext:value-type="float">
            <text:p>28486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06413426" calcext:value-type="float">
            <text:p>206413426</text:p>
          </table:table-cell>
          <table:table-cell office:value-type="string" calcext:value-type="string">
            <text:p>saadde@st.ug.edu.g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iscoff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yaya</text:p>
          </table:table-cell>
          <table:table-cell office:value-type="float" office:value="10468457" calcext:value-type="float">
            <text:p>10468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French</text:p>
          </table:table-cell>
          <table:table-cell office:value-type="float" office:value="509008698" calcext:value-type="float">
            <text:p>509008698</text:p>
          </table:table-cell>
          <table:table-cell office:value-type="string" calcext:value-type="string">
            <text:p>dolcehb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robbey</text:p>
          </table:table-cell>
          <table:table-cell office:value-type="string" calcext:value-type="string">
            <text:p>Barbara</text:p>
          </table:table-cell>
          <table:table-cell table:style-name="Default"/>
          <table:table-cell office:value-type="float" office:value="10495754" calcext:value-type="float">
            <text:p>10495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Chemistry</text:p>
          </table:table-cell>
          <table:table-cell office:value-type="float" office:value="267057531" calcext:value-type="float">
            <text:p>267057531</text:p>
          </table:table-cell>
          <table:table-cell office:value-type="string" calcext:value-type="string">
            <text:p>brobbeybb70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nyi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Kweku</text:p>
          </table:table-cell>
          <table:table-cell office:value-type="float" office:value="10494417" calcext:value-type="float">
            <text:p>10494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0594419" calcext:value-type="float">
            <text:p>270594419</text:p>
          </table:table-cell>
          <table:table-cell office:value-type="string" calcext:value-type="string">
            <text:p>kwekubenyi@live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OKU NUAMAH</text:p>
          </table:table-cell>
          <table:table-cell office:value-type="string" calcext:value-type="string">
            <text:p>ALBERTA</text:p>
          </table:table-cell>
          <table:table-cell table:style-name="Default"/>
          <table:table-cell office:value-type="float" office:value="10460632" calcext:value-type="float">
            <text:p>10460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, BA INFORMATION STUDIES</text:p>
          </table:table-cell>
          <table:table-cell office:value-type="float" office:value="240674918" calcext:value-type="float">
            <text:p>240674918</text:p>
          </table:table-cell>
          <table:table-cell office:value-type="string" calcext:value-type="string">
            <text:p>richielil1@yahoo.c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ah-Nyarko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to</text:p>
          </table:table-cell>
          <table:table-cell office:value-type="float" office:value="10485390" calcext:value-type="float">
            <text:p>10485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History and Archaeology</text:p>
          </table:table-cell>
          <table:table-cell office:value-type="float" office:value="262707840" calcext:value-type="float">
            <text:p>262707840</text:p>
          </table:table-cell>
          <table:table-cell office:value-type="string" calcext:value-type="string">
            <text:p>atobaah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ggrey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Kwabena</text:p>
          </table:table-cell>
          <table:table-cell office:value-type="float" office:value="10470205" calcext:value-type="float">
            <text:p>10470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572090587" calcext:value-type="float">
            <text:p>572090587</text:p>
          </table:table-cell>
          <table:table-cell office:value-type="string" calcext:value-type="string">
            <text:p>kaggrey8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IDDRISU</text:p>
          </table:table-cell>
          <table:table-cell office:value-type="float" office:value="10537205" calcext:value-type="float">
            <text:p>105372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office:value-type="float" office:value="265736810" calcext:value-type="float">
            <text:p>265736810</text:p>
          </table:table-cell>
          <table:table-cell office:value-type="string" calcext:value-type="string">
            <text:p>fadablinks8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u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70995" calcext:value-type="float">
            <text:p>104709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chelor of science in administration</text:p>
          </table:table-cell>
          <table:table-cell office:value-type="float" office:value="241983830" calcext:value-type="float">
            <text:p>241983830</text:p>
          </table:table-cell>
          <table:table-cell office:value-type="string" calcext:value-type="string">
            <text:p>adupatrick2014.pa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heampong</text:p>
          </table:table-cell>
          <table:table-cell office:value-type="string" calcext:value-type="string">
            <text:p>Harriet</text:p>
          </table:table-cell>
          <table:table-cell table:style-name="Default"/>
          <table:table-cell office:value-type="float" office:value="10457263" calcext:value-type="float">
            <text:p>10457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in Administration</text:p>
          </table:table-cell>
          <table:table-cell office:value-type="float" office:value="244073533" calcext:value-type="float">
            <text:p>244073533</text:p>
          </table:table-cell>
          <table:table-cell office:value-type="string" calcext:value-type="string">
            <text:p>hacheampong@rocket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Oforiwaa</text:p>
          </table:table-cell>
          <table:table-cell office:value-type="float" office:value="10490373" calcext:value-type="float">
            <text:p>10490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MATION STUDIES AND THEATRE ARTS</text:p>
          </table:table-cell>
          <table:table-cell office:value-type="float" office:value="275999587" calcext:value-type="float">
            <text:p>275999587</text:p>
          </table:table-cell>
          <table:table-cell office:value-type="string" calcext:value-type="string">
            <text:p>bibieofori25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JEI</text:p>
          </table:table-cell>
          <table:table-cell office:value-type="string" calcext:value-type="string">
            <text:p>RANDA</text:p>
          </table:table-cell>
          <table:table-cell office:value-type="string" calcext:value-type="string">
            <text:p>NAA ADJELEY</text:p>
          </table:table-cell>
          <table:table-cell office:value-type="float" office:value="10534024" calcext:value-type="float">
            <text:p>10534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Marine and Fisheries</text:p>
          </table:table-cell>
          <table:table-cell office:value-type="float" office:value="573799912" calcext:value-type="float">
            <text:p>573799912</text:p>
          </table:table-cell>
          <table:table-cell office:value-type="string" calcext:value-type="string">
            <text:p>ranablinks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Naa Amorkor</text:p>
          </table:table-cell>
          <table:table-cell office:value-type="float" office:value="10375398" calcext:value-type="float">
            <text:p>10375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67993051" calcext:value-type="float">
            <text:p>267993051</text:p>
          </table:table-cell>
          <table:table-cell office:value-type="string" calcext:value-type="string">
            <text:p>naamorkorhammond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onkye</text:p>
          </table:table-cell>
          <table:table-cell office:value-type="string" calcext:value-type="string">
            <text:p>Kweku</text:p>
          </table:table-cell>
          <table:table-cell office:value-type="string" calcext:value-type="string">
            <text:p>Bimpong</text:p>
          </table:table-cell>
          <table:table-cell office:value-type="float" office:value="10409372" calcext:value-type="float">
            <text:p>1040937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dministration</text:p>
          </table:table-cell>
          <table:table-cell office:value-type="float" office:value="277768463" calcext:value-type="float">
            <text:p>277768463</text:p>
          </table:table-cell>
          <table:table-cell office:value-type="string" calcext:value-type="string">
            <text:p>wonkye.paul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urkson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Abena K.</text:p>
          </table:table-cell>
          <table:table-cell office:value-type="float" office:value="10384403" calcext:value-type="float">
            <text:p>103844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5120898" calcext:value-type="float">
            <text:p>205120898</text:p>
          </table:table-cell>
          <table:table-cell office:value-type="string" calcext:value-type="string">
            <text:p>valerieturkson.vt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nqua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ana Araba Gyesiwah</text:p>
          </table:table-cell>
          <table:table-cell office:value-type="float" office:value="10386047" calcext:value-type="float">
            <text:p>1038604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Economics and mathematics</text:p>
          </table:table-cell>
          <table:table-cell office:value-type="float" office:value="204408735" calcext:value-type="float">
            <text:p>204408735</text:p>
          </table:table-cell>
          <table:table-cell office:value-type="string" calcext:value-type="string">
            <text:p>danquahregina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KUFUL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KWASI</text:p>
          </table:table-cell>
          <table:table-cell office:value-type="float" office:value="10466773" calcext:value-type="float">
            <text:p>10466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5612545" calcext:value-type="float">
            <text:p>275612545</text:p>
          </table:table-cell>
          <table:table-cell office:value-type="string" calcext:value-type="string">
            <text:p>kwesiekuful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Doh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Enam</text:p>
          </table:table-cell>
          <table:table-cell table:style-name="ce3" office:value-type="float" office:value="10387747" calcext:value-type="float">
            <text:p>1038774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BA geography and resource development</text:p>
          </table:table-cell>
          <table:table-cell table:style-name="ce3" office:value-type="float" office:value="505326840" calcext:value-type="float">
            <text:p>505326840</text:p>
          </table:table-cell>
          <table:table-cell table:style-name="ce3" office:value-type="string" calcext:value-type="string">
            <text:p>enam.doh@gmail.com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lutse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Delali</text:p>
          </table:table-cell>
          <table:table-cell office:value-type="float" office:value="10468979" calcext:value-type="float">
            <text:p>10468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 Familyand Consumer Science (Familyand Child Studies)</text:p>
          </table:table-cell>
          <table:table-cell office:value-type="float" office:value="266258650" calcext:value-type="float">
            <text:p>266258650</text:p>
          </table:table-cell>
          <table:table-cell office:value-type="string" calcext:value-type="string">
            <text:p>adbklutse@st.ug.edu.g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osuware</text:p>
          </table:table-cell>
          <table:table-cell office:value-type="string" calcext:value-type="string">
            <text:p>lydia</text:p>
          </table:table-cell>
          <table:table-cell table:style-name="Default"/>
          <table:table-cell office:value-type="float" office:value="10515885" calcext:value-type="float">
            <text:p>105158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10515885" calcext:value-type="float">
            <text:p>10515885</text:p>
          </table:table-cell>
          <table:table-cell office:value-type="string" calcext:value-type="string">
            <text:p>lofosuware@st.edu.g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RPONG</text:p>
          </table:table-cell>
          <table:table-cell office:value-type="string" calcext:value-type="string">
            <text:p>EVANGELINA</text:p>
          </table:table-cell>
          <table:table-cell office:value-type="string" calcext:value-type="string">
            <text:p>DANKWA</text:p>
          </table:table-cell>
          <table:table-cell office:value-type="float" office:value="10527156" calcext:value-type="float">
            <text:p>105271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249287048" calcext:value-type="float">
            <text:p>249287048</text:p>
          </table:table-cell>
          <table:table-cell office:value-type="string" calcext:value-type="string">
            <text:p>yaadankwasarpong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BLIE</text:p>
          </table:table-cell>
          <table:table-cell office:value-type="string" calcext:value-type="string">
            <text:p>ADJOA</text:p>
          </table:table-cell>
          <table:table-cell office:value-type="string" calcext:value-type="string">
            <text:p>ADIDI</text:p>
          </table:table-cell>
          <table:table-cell office:value-type="float" office:value="10536303" calcext:value-type="float">
            <text:p>105363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9175062" calcext:value-type="float">
            <text:p>549175062</text:p>
          </table:table-cell>
          <table:table-cell office:value-type="string" calcext:value-type="string">
            <text:p>mariamzakli@hotmail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ffei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Boateng</text:p>
          </table:table-cell>
          <table:table-cell office:value-type="float" office:value="10526711" calcext:value-type="float">
            <text:p>105267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c family and consumer science</text:p>
          </table:table-cell>
          <table:table-cell office:value-type="float" office:value="546554324" calcext:value-type="float">
            <text:p>546554324</text:p>
          </table:table-cell>
          <table:table-cell office:value-type="string" calcext:value-type="string">
            <text:p>hannahoffeiboateng@gmail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hinful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Christina</text:p>
          </table:table-cell>
          <table:table-cell office:value-type="float" office:value="10456140" calcext:value-type="float">
            <text:p>10456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Sociology and Music</text:p>
          </table:table-cell>
          <table:table-cell office:value-type="string" calcext:value-type="string">
            <text:p>0547236658; <text:s/>0572209723</text:p>
          </table:table-cell>
          <table:table-cell office:value-type="string" calcext:value-type="string">
            <text:p>acahinful@st.ug.edu.g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juliet</text:p>
          </table:table-cell>
          <table:table-cell table:style-name="Default"/>
          <table:table-cell office:value-type="float" office:value="10408153" calcext:value-type="float">
            <text:p>1040815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. Agriculture science</text:p>
          </table:table-cell>
          <table:table-cell office:value-type="float" office:value="267183761" calcext:value-type="float">
            <text:p>267183761</text:p>
          </table:table-cell>
          <table:table-cell office:value-type="string" calcext:value-type="string">
            <text:p>amobiyehammond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EADU-BAAH</text:p>
          </table:table-cell>
          <table:table-cell office:value-type="string" calcext:value-type="string">
            <text:p>GANETTE</text:p>
          </table:table-cell>
          <table:table-cell office:value-type="string" calcext:value-type="string">
            <text:p>FOSUA</text:p>
          </table:table-cell>
          <table:table-cell office:value-type="float" office:value="10465405" calcext:value-type="float">
            <text:p>10465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</text:p>
          </table:table-cell>
          <table:table-cell office:value-type="float" office:value="279861319" calcext:value-type="float">
            <text:p>279861319</text:p>
          </table:table-cell>
          <table:table-cell office:value-type="string" calcext:value-type="string">
            <text:p>gapeadu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oako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konadu</text:p>
          </table:table-cell>
          <table:table-cell office:value-type="float" office:value="10402196" calcext:value-type="float">
            <text:p>1040219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Sociology and Philosophy</text:p>
          </table:table-cell>
          <table:table-cell office:value-type="float" office:value="263687194" calcext:value-type="float">
            <text:p>263687194</text:p>
          </table:table-cell>
          <table:table-cell office:value-type="string" calcext:value-type="string">
            <text:p>amoakopriscilla9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ffie</text:p>
          </table:table-cell>
          <table:table-cell office:value-type="string" calcext:value-type="string">
            <text:p>Precious</text:p>
          </table:table-cell>
          <table:table-cell table:style-name="Default"/>
          <table:table-cell office:value-type="float" office:value="10477291" calcext:value-type="float">
            <text:p>10477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olitical science and swahili</text:p>
          </table:table-cell>
          <table:table-cell office:value-type="float" office:value="578233812" calcext:value-type="float">
            <text:p>578233812</text:p>
          </table:table-cell>
          <table:table-cell office:value-type="string" calcext:value-type="string">
            <text:p>cerph36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ponfi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Kusi</text:p>
          </table:table-cell>
          <table:table-cell office:value-type="float" office:value="10479321" calcext:value-type="float">
            <text:p>10479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COMPUTER SCIENCE AND ECONOMICS</text:p>
          </table:table-cell>
          <table:table-cell office:value-type="float" office:value="245764613" calcext:value-type="float">
            <text:p>245764613</text:p>
          </table:table-cell>
          <table:table-cell office:value-type="string" calcext:value-type="string">
            <text:p>dadavee@rocket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wusu-Koranten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so</text:p>
          </table:table-cell>
          <table:table-cell office:value-type="float" office:value="10521557" calcext:value-type="float">
            <text:p>105215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English and Theatre arts</text:p>
          </table:table-cell>
          <table:table-cell office:value-type="float" office:value="200998099" calcext:value-type="float">
            <text:p>200998099</text:p>
          </table:table-cell>
          <table:table-cell office:value-type="string" calcext:value-type="string">
            <text:p>dowusukoranteng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ojo</text:p>
          </table:table-cell>
          <table:table-cell office:value-type="float" office:value="10530467" calcext:value-type="float">
            <text:p>105304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.A Sociology,Social Works and Music</text:p>
          </table:table-cell>
          <table:table-cell office:value-type="float" office:value="577267509" calcext:value-type="float">
            <text:p>577267509</text:p>
          </table:table-cell>
          <table:table-cell office:value-type="string" calcext:value-type="string">
            <text:p>kooforijunior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TI</text:p>
          </table:table-cell>
          <table:table-cell office:value-type="string" calcext:value-type="string">
            <text:p>PATRICK</text:p>
          </table:table-cell>
          <table:table-cell table:style-name="Default"/>
          <table:table-cell office:value-type="float" office:value="10458834" calcext:value-type="float">
            <text:p>10458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44425764" calcext:value-type="float">
            <text:p>244425764</text:p>
          </table:table-cell>
          <table:table-cell office:value-type="string" calcext:value-type="string">
            <text:p>bchibsah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ISSAH</text:p>
          </table:table-cell>
          <table:table-cell office:value-type="string" calcext:value-type="string">
            <text:p>MONEL</text:p>
          </table:table-cell>
          <table:table-cell table:style-name="Default"/>
          <table:table-cell office:value-type="float" office:value="10469164" calcext:value-type="float">
            <text:p>10469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hassan</text:p>
          </table:table-cell>
          <table:table-cell office:value-type="string" calcext:value-type="string">
            <text:p>karimatu</text:p>
          </table:table-cell>
          <table:table-cell office:value-type="string" calcext:value-type="string">
            <text:p>D.</text:p>
          </table:table-cell>
          <table:table-cell office:value-type="float" office:value="10489330" calcext:value-type="float">
            <text:p>10489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7090254" calcext:value-type="float">
            <text:p>547090254</text:p>
          </table:table-cell>
          <table:table-cell office:value-type="string" calcext:value-type="string">
            <text:p>karimoday8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akubu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tracy</text:p>
          </table:table-cell>
          <table:table-cell office:value-type="float" office:value="10446340" calcext:value-type="float">
            <text:p>10446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religion and political science</text:p>
          </table:table-cell>
          <table:table-cell office:value-type="float" office:value="200224432" calcext:value-type="float">
            <text:p>200224432</text:p>
          </table:table-cell>
          <table:table-cell office:value-type="string" calcext:value-type="string">
            <text:p>zainabyak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koto</text:p>
          </table:table-cell>
          <table:table-cell office:value-type="string" calcext:value-type="string">
            <text:p>Gifty</text:p>
          </table:table-cell>
          <table:table-cell office:value-type="string" calcext:value-type="string">
            <text:p>Duah</text:p>
          </table:table-cell>
          <table:table-cell office:value-type="float" office:value="10479718" calcext:value-type="float">
            <text:p>10479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hilosophy geography and political science</text:p>
          </table:table-cell>
          <table:table-cell office:value-type="float" office:value="549770102" calcext:value-type="float">
            <text:p>549770102</text:p>
          </table:table-cell>
          <table:table-cell office:value-type="string" calcext:value-type="string">
            <text:p>giftyduahakoto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i-boateng</text:p>
          </table:table-cell>
          <table:table-cell office:value-type="string" calcext:value-type="string">
            <text:p>magdalene</text:p>
          </table:table-cell>
          <table:table-cell table:style-name="Default"/>
          <table:table-cell office:value-type="float" office:value="10477160" calcext:value-type="float">
            <text:p>10477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c.administration</text:p>
          </table:table-cell>
          <table:table-cell office:value-type="float" office:value="508533599" calcext:value-type="float">
            <text:p>508533599</text:p>
          </table:table-cell>
          <table:table-cell office:value-type="string" calcext:value-type="string">
            <text:p>kwadwomonel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kafu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mahomey</text:p>
          </table:table-cell>
          <table:table-cell office:value-type="float" office:value="10472742" calcext:value-type="float">
            <text:p>10472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information studies linguistics and history</text:p>
          </table:table-cell>
          <table:table-cell office:value-type="float" office:value="572544259" calcext:value-type="float">
            <text:p>572544259</text:p>
          </table:table-cell>
          <table:table-cell office:value-type="string" calcext:value-type="string">
            <text:p>mcprissy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uadzrah</text:p>
          </table:table-cell>
          <table:table-cell office:value-type="string" calcext:value-type="string">
            <text:p>Eyra</text:p>
          </table:table-cell>
          <table:table-cell table:style-name="Default"/>
          <table:table-cell office:value-type="float" office:value="10479086" calcext:value-type="float">
            <text:p>10479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Psychology and Geography</text:p>
          </table:table-cell>
          <table:table-cell office:value-type="float" office:value="540273600" calcext:value-type="float">
            <text:p>540273600</text:p>
          </table:table-cell>
          <table:table-cell office:value-type="string" calcext:value-type="string">
            <text:p>etuadzrah@yahoo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FORI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NA</text:p>
          </table:table-cell>
          <table:table-cell office:value-type="float" office:value="10405340" calcext:value-type="float">
            <text:p>1040534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, ECONOMICS AND GEOGRAPHY</text:p>
          </table:table-cell>
          <table:table-cell office:value-type="float" office:value="266485348" calcext:value-type="float">
            <text:p>266485348</text:p>
          </table:table-cell>
          <table:table-cell office:value-type="string" calcext:value-type="string">
            <text:p>anitasenaofori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string" calcext:value-type="string">
            <text:p>Eshun</text:p>
          </table:table-cell>
          <table:table-cell table:style-name="ce4" office:value-type="string" calcext:value-type="string">
            <text:p>Caleb</text:p>
          </table:table-cell>
          <table:table-cell table:style-name="ce4" office:value-type="string" calcext:value-type="string">
            <text:p>Stephen-Kofi</text:p>
          </table:table-cell>
          <table:table-cell table:style-name="ce4" office:value-type="float" office:value="10527286" calcext:value-type="float">
            <text:p>105272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BA Sociology, study of religion ,Philosophy and classic</text:p>
          </table:table-cell>
          <table:table-cell table:style-name="ce4" office:value-type="float" office:value="272363131" calcext:value-type="float">
            <text:p>272363131</text:p>
          </table:table-cell>
          <table:table-cell table:style-name="ce4" office:value-type="string" calcext:value-type="string">
            <text:p>calebloveseshun@gmail.com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um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Korklu</text:p>
          </table:table-cell>
          <table:table-cell office:value-type="float" office:value="10388724" calcext:value-type="float">
            <text:p>103887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Social work</text:p>
          </table:table-cell>
          <table:table-cell office:value-type="float" office:value="547059243" calcext:value-type="float">
            <text:p>547059243</text:p>
          </table:table-cell>
          <table:table-cell office:value-type="string" calcext:value-type="string">
            <text:p>judithnkanum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nkyi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akosua</text:p>
          </table:table-cell>
          <table:table-cell office:value-type="float" office:value="10494711" calcext:value-type="float">
            <text:p>10494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rchelor of arts</text:p>
          </table:table-cell>
          <table:table-cell office:value-type="float" office:value="242837260" calcext:value-type="float">
            <text:p>242837260</text:p>
          </table:table-cell>
          <table:table-cell office:value-type="string" calcext:value-type="string">
            <text:p>priscilladenkyi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cki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Nii Ofori</text:p>
          </table:table-cell>
          <table:table-cell office:value-type="float" office:value="10413849" calcext:value-type="float">
            <text:p>10413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72227389" calcext:value-type="float">
            <text:p>272227389</text:p>
          </table:table-cell>
          <table:table-cell office:value-type="string" calcext:value-type="string">
            <text:p>tackie.benjamin@yahoo.co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bbinah</text:p>
          </table:table-cell>
          <table:table-cell office:value-type="string" calcext:value-type="string">
            <text:p>Linda</text:p>
          </table:table-cell>
          <table:table-cell table:style-name="Default"/>
          <table:table-cell office:value-type="float" office:value="10416854" calcext:value-type="float">
            <text:p>1041685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271840510" calcext:value-type="float">
            <text:p>271840510</text:p>
          </table:table-cell>
          <table:table-cell office:value-type="string" calcext:value-type="string">
            <text:p>lindacobbinah@yahoo.co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cku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Mamle</text:p>
          </table:table-cell>
          <table:table-cell office:value-type="float" office:value="10407008" calcext:value-type="float">
            <text:p>104070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Sc (Statistics and Computer Science)</text:p>
          </table:table-cell>
          <table:table-cell office:value-type="float" office:value="548384929" calcext:value-type="float">
            <text:p>548384929</text:p>
          </table:table-cell>
          <table:table-cell office:value-type="string" calcext:value-type="string">
            <text:p>peckumamley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AMOAH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WUKUBEA</text:p>
          </table:table-cell>
          <table:table-cell office:value-type="float" office:value="10482016" calcext:value-type="float">
            <text:p>104820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 ECONOMICS AND INFORMATION STUDIES</text:p>
          </table:table-cell>
          <table:table-cell office:value-type="float" office:value="262639725" calcext:value-type="float">
            <text:p>262639725</text:p>
          </table:table-cell>
          <table:table-cell office:value-type="string" calcext:value-type="string">
            <text:p>awukubeaflower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TSEY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MAWUTOR</text:p>
          </table:table-cell>
          <table:table-cell office:value-type="float" office:value="10454963" calcext:value-type="float">
            <text:p>10454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FA MUSIC AND THEATRE ART</text:p>
          </table:table-cell>
          <table:table-cell office:value-type="float" office:value="241117159" calcext:value-type="float">
            <text:p>241117159</text:p>
          </table:table-cell>
          <table:table-cell office:value-type="string" calcext:value-type="string">
            <text:p>danadotsey@yahoo.co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rnu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etornam</text:p>
          </table:table-cell>
          <table:table-cell office:value-type="float" office:value="10535758" calcext:value-type="float">
            <text:p>1053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 political science, BA archaeology, BA philosophy&amp;classics</text:p>
          </table:table-cell>
          <table:table-cell office:value-type="float" office:value="542573677" calcext:value-type="float">
            <text:p>542573677</text:p>
          </table:table-cell>
          <table:table-cell office:value-type="string" calcext:value-type="string">
            <text:p>portiakornu@gmail.co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NIELS</text:p>
          </table:table-cell>
          <table:table-cell office:value-type="string" calcext:value-type="string">
            <text:p>BAABA</text:p>
          </table:table-cell>
          <table:table-cell table:style-name="Default"/>
          <table:table-cell office:value-type="float" office:value="10351827" calcext:value-type="float">
            <text:p>103518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 FRENCH AND LINGUISTICS</text:p>
          </table:table-cell>
          <table:table-cell office:value-type="float" office:value="504230019" calcext:value-type="float">
            <text:p>504230019</text:p>
          </table:table-cell>
          <table:table-cell office:value-type="string" calcext:value-type="string">
            <text:p>BAABADANIELS@YAHOO.CO.UK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3:30:01.811841755</meta:creation-date>
    <dc:date>2015-04-12T13:30:28.300557819</dc:date>
    <meta:editing-duration>P0D</meta:editing-duration>
    <meta:editing-cycles>1</meta:editing-cycles>
    <meta:document-statistic meta:table-count="1" meta:cell-count="862" meta:object-count="0"/>
    <meta:generator>LibreOffice/4.2.7.2$Linux_X86_64 LibreOffice_project/420m0$Build-2</meta:generator>
  </office:meta>
</office:document-meta>
</file>